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ocs.cntd.ru/document/58839553" text:style-name="Internet_20_link" text:visited-style-name="Visited_20_Internet_20_Link">https://docs.cntd.ru/document/58839553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23:57:51.347000000</meta:creation-date>
    <dc:date>2025-02-17T23:58:00.6020000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8"/>
    <meta:generator>LibreOffice/24.8.0.3$Windows_X86_64 LibreOffice_project/0bdf1299c94fe897b119f97f3c613e9dca6be583</meta:generator>
  </office:meta>
</office:document-meta>
</file>